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a8f41"/>
    </style:style>
    <style:style style:name="P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a8f41" officeooo:paragraph-rsid="001a8f41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paragraph-rsid="001a8f41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paragraph-rsid="001c4ec4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paragraph-rsid="001c6985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fr" fo:country="FR" officeooo:rsid="001c4ec4" officeooo:paragraph-rsid="001c4ec4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1c4ec4" officeooo:paragraph-rsid="001c4ec4"/>
    </style:style>
    <style:style style:name="P8" style:family="paragraph" style:parent-style-name="Heading_20_4" style:list-style-name="">
      <style:paragraph-properties fo:text-align="center" style:justify-single-word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20pt" fo:font-weight="bold" style:font-size-asian="20pt" style:font-weight-asian="bold" style:font-size-complex="20pt"/>
    </style:style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1cm" fo:margin-right="1cm" fo:margin-top="0cm" fo:margin-bottom="0cm" style:contextual-spacing="false" fo:text-align="justify" style:justify-single-word="false" fo:text-indent="0cm" style:auto-text-indent="false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writing-mode="lr-t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a8f41"/>
    </style:style>
    <style:style style:name="T3" style:family="text">
      <style:text-properties fo:language="fr" fo:country="FR"/>
    </style:style>
    <style:style style:name="T4" style:family="text">
      <style:text-properties fo:language="fr" fo:country="FR" fo:font-style="italic"/>
    </style:style>
    <style:style style:name="T5" style:family="text">
      <style:text-properties fo:language="fr" fo:country="FR" fo:font-style="italic" style:font-style-asian="italic" style:font-style-complex="italic"/>
    </style:style>
    <style:style style:name="T6" style:family="text">
      <style:text-properties fo:language="fr" fo:country="FR" fo:font-style="normal" style:font-style-asian="normal" style:font-style-complex="normal"/>
    </style:style>
    <style:style style:name="T7" style:family="text">
      <style:text-properties officeooo:rsid="001c4ec4"/>
    </style:style>
    <style:style style:name="T8" style:family="text">
      <style:text-properties officeooo:rsid="001c6985"/>
    </style:style>
    <style:style style:name="T9" style:family="text">
      <style:text-properties officeooo:rsid="00228549"/>
    </style:style>
    <style:style style:name="T10" style:family="text">
      <style:text-properties fo:font-size="9pt" style:font-size-asian="9pt" style:font-size-complex="9pt"/>
    </style:style>
    <style:style style:name="gr1" style:family="graphic">
      <style:graphic-properties draw:stroke="none" svg:stroke-color="#000000" draw:fill="none" draw:fill-color="#ffffff" fo:min-height="0.47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horizontal-align="justify" draw:textarea-vertical-align="middle" draw:auto-grow-height="false" fo:min-height="1.764cm" fo:min-width="3.0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1.764cm" fo:min-width="4.3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2">Socket</text:span> exercise</text:p>
      <text:h text:style-name="P10" text:outline-level="4"/>
      <text:h text:style-name="P8" text:outline-level="4">Daniel Hagimont</text:h>
      <text:h text:style-name="P8" text:outline-level="4"><text:a xlink:type="simple" xlink:href="mailto:Daniel.Hagimont@enseeiht.fr" text:style-name="Internet_20_link" text:visited-style-name="Visited_20_Internet_20_Link">Daniel.Hagimont@</text:a><text:a xlink:type="simple" xlink:href="mailto:Daniel.Hagimont@enseeiht.fr" text:style-name="Internet_20_link" text:visited-style-name="Visited_20_Internet_20_Link"><text:span text:style-name="T9">irit</text:span></text:a><text:a xlink:type="simple" xlink:href="mailto:Daniel.Hagimont@enseeiht.fr" text:style-name="Internet_20_link" text:visited-style-name="Visited_20_Internet_20_Link">.fr</text:a></text:h>
      <text:h text:style-name="P8" text:outline-level="4">USTH</text:h>
      <text:h text:style-name="P10" text:outline-level="4"/>
      <text:h text:style-name="P11" text:outline-level="4"/>
      <text:p text:style-name="P1">The objective of this exercise is <text:span text:style-name="T2">to practice with Socket programming in Java. You have to implement a load balancer which receives HTTP requests and forwards them towards a set of web server instances, following a random policy.</text:span></text:p>
      <text:p text:style-name="P1"/>
      <text:p text:style-name="P2">The beginning of the class you have to implement is:</text:p>
      <text:p text:style-name="P2"/>
      <text:p text:style-name="P2">public class LoadBalancer {</text:p>
      <text:p text:style-name="P2"><text:tab/>static String hosts[] = {"localhost", "localhost"};</text:p>
      <text:p text:style-name="P2"><text:tab/>static int ports[] = {8081,8082};</text:p>
      <text:p text:style-name="P2"><text:tab/>static int nbHosts = 2;</text:p>
      <text:p text:style-name="P2"><text:tab/>static Random rand = new Random();</text:p>
      <text:p text:style-name="P2"><text:tab/>…</text:p>
      <text:p text:style-name="P2"><draw:custom-shape text:anchor-type="paragraph" draw:z-index="1" draw:name="Shape1" draw:style-name="gr3" draw:text-style-name="P15" svg:width="3.035cm" svg:height="1.765cm" svg:x="12.749cm" svg:y="0.213cm"><text:p text:style-name="P15">Web server 1</text:p><text:p text:style-name="P15"><text:span text:style-name="T10">Java Comanche 8081</text:span></text:p><draw:enhanced-geometry svg:viewBox="0 0 21600 21600" draw:type="rectangle" draw:enhanced-path="M 0 0 L 21600 0 21600 21600 0 21600 0 0 Z N"/></draw:custom-shape><draw:line text:anchor-type="paragraph" draw:z-index="5" draw:name="Shape3" draw:style-name="gr2" draw:text-style-name="P14" svg:x1="10.368cm" svg:y1="1.818cm" svg:x2="12.608cm" svg:y2="0.566cm"><text:p/></draw:line>} </text:p>
      <text:p text:style-name="P2"><draw:frame text:anchor-type="paragraph" draw:z-index="10" draw:name="Shape6" draw:style-name="gr1" draw:text-style-name="P13" svg:width="1.112cm" svg:height="0.477cm" svg:x="10.862cm" svg:y="0.139cm"><draw:text-box><text:p>sos</text:p></draw:text-box></draw:frame></text:p>
      <text:p text:style-name="P2"><draw:line text:anchor-type="paragraph" draw:z-index="6" draw:name="Shape4" draw:style-name="gr2" draw:text-style-name="P14" svg:x1="12.608cm" svg:y1="0.048cm" svg:x2="10.403cm" svg:y2="1.3cm"><text:p/></draw:line></text:p>
      <text:p text:style-name="P2"><draw:custom-shape text:anchor-type="paragraph" draw:z-index="3" draw:name="Shape1" draw:style-name="gr3" draw:text-style-name="P15" svg:width="3.035cm" svg:height="1.765cm" svg:x="7.176cm" svg:y="0.132cm"><text:p text:style-name="P15">Load Balancer</text:p><text:p text:style-name="P15">Java LB</text:p><text:p text:style-name="P15">(8080)</text:p><draw:enhanced-geometry svg:viewBox="0 0 21600 21600" draw:type="rectangle" draw:enhanced-path="M 0 0 L 21600 0 21600 21600 0 21600 0 0 Z N"/></draw:custom-shape><draw:line text:anchor-type="paragraph" draw:z-index="4" draw:name="Shape2" draw:style-name="gr2" draw:text-style-name="P14" svg:x1="4.741cm" svg:y1="1.138cm" svg:x2="6.999cm" svg:y2="0.309cm"><text:p/></draw:line><draw:frame text:anchor-type="paragraph" draw:z-index="9" draw:name="Shape6" draw:style-name="gr1" draw:text-style-name="P13" svg:width="1.112cm" svg:height="0.477cm" svg:x="5.076cm" svg:y="0.309cm"><draw:text-box><text:p>cis</text:p></draw:text-box></draw:frame><draw:frame text:anchor-type="paragraph" draw:z-index="11" draw:name="Shape6" draw:style-name="gr1" draw:text-style-name="P13" svg:width="1.112cm" svg:height="0.477cm" svg:x="11.074cm" svg:y="0.404cm"><draw:text-box><text:p>sis</text:p></draw:text-box></draw:frame></text:p>
      <text:p text:style-name="P2"><draw:custom-shape text:anchor-type="paragraph" draw:z-index="0" draw:name="Shape1" draw:style-name="gr4" draw:text-style-name="P15" svg:width="4.305cm" svg:height="1.765cm" svg:x="0.12cm" svg:y="0.499cm"><text:p text:style-name="P15">Client/firefox</text:p><text:p text:style-name="P15"><text:span text:style-name="T10">localhost:8080/page.html</text:span></text:p><draw:enhanced-geometry svg:viewBox="0 0 21600 21600" draw:type="rectangle" draw:enhanced-path="M 0 0 L 21600 0 21600 21600 0 21600 0 0 Z N"/></draw:custom-shape></text:p>
      <text:p text:style-name="P2"><draw:custom-shape text:anchor-type="paragraph" draw:z-index="2" draw:name="Shape1" draw:style-name="gr3" draw:text-style-name="P15" svg:width="3.035cm" svg:height="1.765cm" svg:x="12.785cm" svg:y="0.231cm"><text:p text:style-name="P15">Web server 2</text:p><text:p text:style-name="P15"><text:span text:style-name="T10">J</text:span><text:span text:style-name="T10">a</text:span><text:span text:style-name="T10">v</text:span><text:span text:style-name="T10">a</text:span><text:span text:style-name="T10"> </text:span><text:span text:style-name="T10">C</text:span><text:span text:style-name="T10">o</text:span><text:span text:style-name="T10">m</text:span><text:span text:style-name="T10">a</text:span><text:span text:style-name="T10">n</text:span><text:span text:style-name="T10">c</text:span><text:span text:style-name="T10">h</text:span><text:span text:style-name="T10">e</text:span><text:span text:style-name="T10"> </text:span><text:span text:style-name="T10">8</text:span><text:span text:style-name="T10">0</text:span><text:span text:style-name="T10">8</text:span><text:span text:style-name="T10">2</text:span></text:p><draw:enhanced-geometry svg:viewBox="0 0 21600 21600" draw:type="rectangle" draw:enhanced-path="M 0 0 L 21600 0 21600 21600 0 21600 0 0 Z N"/></draw:custom-shape><draw:line text:anchor-type="paragraph" draw:z-index="7" draw:name="Shape5" draw:style-name="gr2" draw:text-style-name="P14" svg:x1="6.911cm" svg:y1="0.231cm" svg:x2="4.6cm" svg:y2="1.007cm"><text:p/></draw:line></text:p>
      <text:p text:style-name="P2"><draw:frame text:anchor-type="paragraph" draw:z-index="8" draw:name="Shape6" draw:style-name="gr1" draw:text-style-name="P13" svg:width="1.112cm" svg:height="0.477cm" svg:x="5.535cm" svg:y="0.175cm"><draw:text-box><text:p>cos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Whenever an HTTP request is received (a new TCP connection), <text:span text:style-name="T1">LoadBalancer</text:span> forwards the request to one of the web servers (the servers' addresses are given by the <text:span text:style-name="T1">hosts</text:span> and <text:span text:style-name="T1">ports</text:span> tables), and it forwards the result from the web server back to the client. The choice of the web server is random <text:span text:style-name="T3">(</text:span><text:span text:style-name="T4">rand.nextInt(nbHosts)</text:span><text:span text:style-name="T6"> returns an integer between 0 and </text:span><text:span text:style-name="T5">nbHosts-1</text:span><text:span text:style-name="T6">). For efficiency, </text:span><text:span text:style-name="T5">LoadBalancer</text:span><text:span text:style-name="T6"> is multithreaded.</text:span></text:p>
      <text:p text:style-name="P2"/>
      <text:p text:style-name="P7">For input/output programming, we will use:</text:p>
      <text:p text:style-name="P4"><text:tab/>- InputStream</text:p>
      <text:p text:style-name="P4"><text:tab/><text:tab/>- public int read(byte[] b); // blo<text:span text:style-name="T7">cking, returns thenumber of read bytes</text:span></text:p>
      <text:p text:style-name="P4"><text:tab/>- OutputStream</text:p>
      <text:p text:style-name="P4"><text:tab/><text:tab/>- public void write(byte[] b, int off, int len); // <text:span text:style-name="T7">write "len" bytes from offset "off"</text:span></text:p>
      <text:p text:style-name="P4"/>
      <text:p text:style-name="P6">In this lab, we suppose that requests and responses can be read and written with a single method call (read() or write()) with a buffer of 1024 bytes. Notice that this assumption is not valid in the real life.</text:p>
      <text:p text:style-name="P6"><text:soft-page-break/></text:p>
      <text:p text:style-name="P6">To test your LoadBalancer, you can use a simple web server (Comanche.java).</text:p>
      <text:p text:style-name="P6">You can run 2 instances of Comanche from 2 terminals:</text:p>
      <text:p text:style-name="P3"/>
      <text:p text:style-name="P3"><text:tab/>java Comanche 8081</text:p>
      <text:p text:style-name="P3"><text:tab/>java Comanche 8082</text:p>
      <text:p text:style-name="P3"/>
      <text:p text:style-name="P5"><text:span text:style-name="T7">I assume that your LoadBalancer accepts connection on port 8080. You can launch your </text:span>LoadBalancer <text:span text:style-name="T7">from a 3rd terminal. </text:span></text:p>
      <text:p text:style-name="P5"/>
      <text:p text:style-name="P3"><text:span text:style-name="T8">Then, with a web browser, use the URL</text:span>: localhost:8080/page.html</text:p>
      <text:p text:style-name="P3">(page.html <text:span text:style-name="T8">is supposed to be present in the directory from where you ran </text:span>Comanche)</text:p>
      <text:h text:style-name="P12" text:outline-level="4"/>
      <text:h text:style-name="P12" text:outline-level="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 Unicode" svg:font-family="'Lucida Sans Unicode'" style:font-pitch="variable"/>
    <style:font-face style:name="StarSymbol" svg:font-family="StarSymbol" style:font-charset="x-symbol"/>
    <style:font-face style:name="Symbol" svg:font-family="Symbol" style:font-family-generic="roman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" fo:font-family="Times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default-outline-level="4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Helvetica" fo:font-family="Helvetica" style:font-family-generic="swiss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Helvetica" fo:font-family="Helvetica" style:font-family-generic="swiss" style:font-pitch="variable" fo:font-style="italic" fo:font-weight="bold" style:font-style-asian="italic" style:font-weight-asian="bold"/>
    </style:style>
    <style:style style:name="Heading_20_4" style:display-name="Heading 4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pitch-asian="variable" style:font-size-asian="12pt" style:font-weight-asian="bold" style:font-name-complex="Tahoma1" style:font-family-complex="Tahoma" style:font-pitch-complex="variable" style:font-size-complex="12pt" style:font-weight-complex="bold"/>
    </style:style>
    <style:style style:name="List" style:family="paragraph" style:parent-style-name="Text_20_body" style:default-outline-level="" style:list-style-name="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exte" style:family="paragraph" style:parent-style-name="Standard">
      <style:paragraph-properties fo:margin-left="0cm" fo:margin-right="0cm" fo:text-align="justify" style:justify-single-word="false" fo:text-indent="0.501cm" style:auto-text-indent="false"/>
    </style:style>
    <style:style style:name="liste" style:family="paragraph" style:parent-style-name="Standard" style:list-style-name="WW8StyleNum">
      <style:paragraph-properties fo:margin-left="1cm" fo:margin-right="0cm" fo:text-align="justify" style:justify-single-word="false" fo:text-indent="-0.499cm" style:auto-text-indent="false"/>
    </style:style>
    <style:style style:name="List_20_Indent" style:display-name="List Indent" style:family="paragraph" style:parent-style-name="Text_20_body" style:default-outline-level="" style:list-style-name="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e.T.t" style:family="paragraph" style:parent-style-name="Standard">
      <style:paragraph-properties fo:margin-left="0.049cm" fo:margin-right="0cm" fo:margin-top="0.141cm" fo:margin-bottom="0cm" style:contextual-spacing="false" style:line-height-at-least="0.564cm" fo:text-align="justify" style:justify-single-word="false" fo:text-indent="1cm" style:auto-text-indent="false">
        <style:tab-stops>
          <style:tab-stop style:position="0.494cm"/>
          <style:tab-stop style:position="0.988cm"/>
          <style:tab-stop style:position="1.976cm"/>
          <style:tab-stop style:position="2cm"/>
          <style:tab-stop style:position="3cm"/>
          <style:tab-stop style:position="4.001cm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WW8NumSt1z0" style:family="text">
      <style:text-properties style:font-name="Symbol1" fo:font-family="Symbol" style:font-family-generic="roman" style:font-pitch="variable" style:font-charset="x-symbol"/>
    </style:style>
    <style:style style:name="WW-Police_20_par_20_défaut" style:display-name="WW-Police par défaut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 text:consecutive-numbering="true">
      <text:list-level-style-number text:level="1" loext:num-list-format="*%1%" style:num-prefix="*" style:num-format="1" text:start-value="0">
        <style:list-level-properties/>
      </text:list-level-style-number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StyleNum">
      <text:list-level-style-bullet text:level="1" loext:num-list-format="%1%" text:bullet-char="">
        <style:list-level-properties text:min-label-width="0.501cm"/>
        <style:text-properties style:font-name="Symbol"/>
      </text:list-level-style-bullet>
      <text:list-level-style-number text:level="2" loext:num-list-format="%2%." style:num-suffix="." style:num-format="1">
        <style:list-level-properties text:space-before="0.501cm" text:min-label-width="0.499cm"/>
      </text:list-level-style-number>
      <text:list-level-style-number text:level="3" loext:num-list-format="%3%." style:num-suffix="." style:num-format="1">
        <style:list-level-properties text:space-before="1cm" text:min-label-width="0.499cm"/>
      </text:list-level-style-number>
      <text:list-level-style-number text:level="4" loext:num-list-format="%4%." style:num-suffix="." style:num-format="1">
        <style:list-level-properties text:space-before="1.501cm" text:min-label-width="0.499cm"/>
      </text:list-level-style-number>
      <text:list-level-style-number text:level="5" loext:num-list-format="%5%." style:num-suffix="." style:num-format="1">
        <style:list-level-properties text:space-before="2cm" text:min-label-width="0.499cm"/>
      </text:list-level-style-number>
      <text:list-level-style-number text:level="6" loext:num-list-format="%6%." style:num-suffix="." style:num-format="1">
        <style:list-level-properties text:space-before="2.501cm" text:min-label-width="0.499cm"/>
      </text:list-level-style-number>
      <text:list-level-style-number text:level="7" loext:num-list-format="%7%." style:num-suffix="." style:num-format="1">
        <style:list-level-properties text:space-before="3.001cm" text:min-label-width="0.499cm"/>
      </text:list-level-style-number>
      <text:list-level-style-number text:level="8" loext:num-list-format="%8%." style:num-suffix="." style:num-format="1">
        <style:list-level-properties text:space-before="3.502cm" text:min-label-width="0.499cm"/>
      </text:list-level-style-number>
      <text:list-level-style-number text:level="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2.499cm" fo:margin-right="2.499cm" style:writing-mode="lr-tb" style:layout-grid-color="#c0c0c0" style:layout-grid-lines="36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>TP ObjDup</dc:title>
    <meta:initial-creator>Hagimont</meta:initial-creator>
    <meta:creation-date>1997-01-09T23:09:00</meta:creation-date>
    <dc:date>2024-03-03T21:33:43.016239222</dc:date>
    <dc:language>en-US</dc:language>
    <meta:editing-cycles>68</meta:editing-cycles>
    <meta:editing-duration>P1DT2H13M13S</meta:editing-duration>
    <meta:document-statistic meta:table-count="0" meta:image-count="0" meta:object-count="0" meta:page-count="2" meta:paragraph-count="27" meta:word-count="294" meta:character-count="1795" meta:non-whitespace-character-count="1513"/>
    <meta:user-defined meta:name="Info 1"/>
    <meta:user-defined meta:name="Info 2"/>
    <meta:user-defined meta:name="Info 3"/>
    <meta:user-defined meta:name="Info 4"/>
  </office:meta>
</office:document-meta>
</file>